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80d30"/>
    </style:style>
    <style:style style:name="P2" style:family="paragraph" style:parent-style-name="Heading_20_4">
      <style:text-properties fo:font-size="13pt" officeooo:rsid="0009f1a8" officeooo:paragraph-rsid="00080d30" style:font-size-asian="13pt" style:font-size-complex="13pt"/>
    </style:style>
    <style:style style:name="P3" style:family="paragraph" style:parent-style-name="Heading_20_4">
      <style:text-properties style:font-name="Javanese Text" officeooo:rsid="0009f1a8" officeooo:paragraph-rsid="00080d30"/>
    </style:style>
    <style:style style:name="P4" style:family="paragraph" style:parent-style-name="Text_20_body">
      <style:text-properties style:font-name="Javanese Text" officeooo:rsid="0009f1a8" officeooo:paragraph-rsid="00080d30"/>
    </style:style>
    <style:style style:name="P5" style:family="paragraph" style:parent-style-name="Table_20_Contents">
      <style:paragraph-properties fo:text-align="center" style:justify-single-word="false"/>
      <style:text-properties style:font-name="Javanese Text" fo:font-size="24pt" fo:font-weight="bold" officeooo:rsid="00080d30" officeooo:paragraph-rsid="00080d30" style:font-name-asian="Microsoft YaHei" style:font-size-asian="24pt" style:font-weight-asian="bold" style:font-name-complex="Arial1" style:font-size-complex="24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style:font-name="Javanese Text" officeooo:paragraph-rsid="00080d30"/>
    </style:style>
    <style:style style:name="P7" style:family="paragraph" style:parent-style-name="Text_20_body">
      <style:text-properties officeooo:rsid="0009f1a8" officeooo:paragraph-rsid="00080d30"/>
    </style:style>
    <style:style style:name="P8" style:family="paragraph" style:parent-style-name="Text_20_body">
      <style:text-properties officeooo:rsid="0009f1a8" officeooo:paragraph-rsid="0008be2a"/>
    </style:style>
    <style:style style:name="P9" style:family="paragraph" style:parent-style-name="Heading_20_1" style:list-style-name="">
      <style:text-properties officeooo:paragraph-rsid="00080d30"/>
    </style:style>
    <style:style style:name="P10" style:family="paragraph" style:parent-style-name="Text_20_body" style:list-style-name="L1">
      <style:text-properties style:font-name="Javanese Text" officeooo:paragraph-rsid="000caa8b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Javanese Text" officeooo:paragraph-rsid="000e3448"/>
    </style:style>
    <style:style style:name="P12" style:family="paragraph" style:parent-style-name="Text_20_body" style:list-style-name="L1">
      <style:text-properties style:font-name="Javanese Text" officeooo:paragraph-rsid="00080d30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Javanese Text" officeooo:rsid="000e3448" officeooo:paragraph-rsid="000e3448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Javanese Text" officeooo:rsid="00120200" officeooo:paragraph-rsid="00120200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style:font-name="Javanese Text" officeooo:rsid="00125d88" officeooo:paragraph-rsid="00125d88"/>
    </style:style>
    <style:style style:name="P16" style:family="paragraph" style:parent-style-name="Text_20_body" style:list-style-name="L2">
      <style:text-properties officeooo:paragraph-rsid="00080d30"/>
    </style:style>
    <style:style style:name="P17" style:family="paragraph" style:parent-style-name="Text_20_body" style:list-style-name="L2">
      <style:text-properties officeooo:paragraph-rsid="00143ad4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262f"/>
    </style:style>
    <style:style style:name="T3" style:family="text">
      <style:text-properties style:text-underline-style="solid" style:text-underline-width="auto" style:text-underline-color="font-color" officeooo:rsid="00168f37"/>
    </style:style>
    <style:style style:name="T4" style:family="text">
      <style:text-properties style:text-underline-style="solid" style:text-underline-width="auto" style:text-underline-color="font-color" officeooo:rsid="001e3e4d"/>
    </style:style>
    <style:style style:name="T5" style:family="text">
      <style:text-properties style:font-name="Javanese Text"/>
    </style:style>
    <style:style style:name="T6" style:family="text">
      <style:text-properties style:font-name="Javanese Text" fo:font-size="11pt" style:text-underline-style="solid" style:text-underline-width="auto" style:text-underline-color="font-color" officeooo:rsid="00168f37" style:font-size-asian="11pt" style:font-size-complex="11pt"/>
    </style:style>
    <style:style style:name="T7" style:family="text">
      <style:text-properties style:font-name="Javanese Text" fo:font-size="11pt" style:text-underline-style="solid" style:text-underline-width="auto" style:text-underline-color="font-color" officeooo:rsid="0008be2a" style:font-size-asian="11pt" style:font-size-complex="11pt"/>
    </style:style>
    <style:style style:name="T8" style:family="text">
      <style:text-properties style:font-name="Javanese Text" fo:font-size="11pt" style:text-underline-style="none" officeooo:rsid="001a262f" style:font-size-asian="11pt" style:font-size-complex="11pt"/>
    </style:style>
    <style:style style:name="T9" style:family="text">
      <style:text-properties style:font-name="Javanese Text" fo:font-size="11pt" style:text-underline-style="none" officeooo:rsid="0008be2a" style:font-size-asian="11pt" style:font-size-complex="11pt"/>
    </style:style>
    <style:style style:name="T10" style:family="text">
      <style:text-properties style:font-name="Javanese Text" fo:font-size="11pt" style:text-underline-style="none" officeooo:rsid="000c3fa5" style:font-size-asian="11pt" style:font-size-complex="11pt"/>
    </style:style>
    <style:style style:name="T11" style:family="text">
      <style:text-properties fo:font-size="11pt" style:text-underline-style="none" fo:font-weight="normal" officeooo:rsid="001a262f" style:font-size-asian="11pt" style:font-weight-asian="normal" style:font-size-complex="11pt" style:font-weight-complex="normal"/>
    </style:style>
    <style:style style:name="T12" style:family="text">
      <style:text-properties fo:font-size="11pt" style:text-underline-style="none" fo:font-weight="normal" officeooo:rsid="000c3fa5" style:font-size-asian="11pt" style:font-weight-asian="normal" style:font-size-complex="11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3fa5" style:font-weight-asian="normal" style:font-weight-complex="normal"/>
    </style:style>
    <style:style style:name="T15" style:family="text">
      <style:text-properties fo:font-weight="normal" officeooo:rsid="000caa8b" style:font-weight-asian="normal" style:font-weight-complex="normal"/>
    </style:style>
    <style:style style:name="T16" style:family="text">
      <style:text-properties fo:font-weight="normal" officeooo:rsid="000e3448" style:font-weight-asian="normal" style:font-weight-complex="normal"/>
    </style:style>
    <style:style style:name="T17" style:family="text">
      <style:text-properties fo:font-weight="normal" officeooo:rsid="001cd9a6" style:font-weight-asian="normal" style:font-weight-complex="normal"/>
    </style:style>
    <style:style style:name="T18" style:family="text">
      <style:text-properties officeooo:rsid="00138f1b"/>
    </style:style>
    <style:style style:name="T19" style:family="text">
      <style:text-properties officeooo:rsid="00143a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7b3d00" draw:marker-start-width="0.439cm" draw:marker-end-width="0.439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uble_20_Dash_20_Dot_20_Dot_20__28_Rounded_29_" svg:stroke-width="0.03cm" svg:stroke-color="#813709" draw:marker-start-width="0.39cm" draw:marker-end-width="0.39cm" svg:stroke-linecap="round" draw:fill="none" loext:fill-use-slide-background="false" draw:textarea-horizontal-align="justify" draw:textarea-vertical-align="middle" draw:auto-grow-height="false" fo:min-height="5.48cm" fo:min-width="17.81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7b3d00" draw:marker-start-width="0.499cm" draw:marker-end-width="0.499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Jeu du Pendu</text:p>
          </table:table-cell>
        </table:table-row>
      </table:table>
      <text:h text:style-name="P9" text:outline-level="1"><draw:line text:anchor-type="paragraph" draw:z-index="0" draw:name="Ligne horizontale 1" draw:style-name="gr3" draw:text-style-name="P18" svg:x1="-0.046cm" svg:y1="0.612cm" svg:x2="17.178cm" svg:y2="0.612cm"><text:p/></draw:line></text:h>
      <text:p text:style-name="P1"><draw:custom-shape text:anchor-type="paragraph" draw:z-index="1" draw:name="Forme 1" draw:style-name="gr2" draw:text-style-name="P19" svg:width="18.442cm" svg:height="6.106cm" svg:x="-0.469cm" svg:y="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6"/></text:p>
      <text:h text:style-name="P2" text:outline-level="4">1. <text:span text:style-name="T2">Objectif </text:span><text:span text:style-name="T3">du Projet:</text:span></text:h>
      <text:p text:style-name="P7"><text:span text:style-name="T6"/></text:p>
      <text:p text:style-name="P8"><text:span text:style-name="T8">Réalisation d’un jeu ou </text:span><text:span text:style-name="T9">un premier utilisateur définis un mot qui doit </text:span><text:span text:style-name="T10">ensuite </text:span><text:span text:style-name="T9">être deviner par le second joueur en un nombre d</text:span><text:span text:style-name="T8">é</text:span><text:span text:style-name="T9">finis d’essais.</text:span></text:p>
      <text:p text:style-name="P8"><text:span text:style-name="T7"/></text:p>
      <text:p text:style-name="P7"><text:span text:style-name="T1"/></text:p>
      <text:p text:style-name="P1"><text:tab/><text:span text:style-name="Strong_20_Emphasis"><text:span text:style-name="T5">Contraintes :</text:span></text:span></text:p>
      <text:list text:style-name="L1">
        <text:list-item>
          <text:p text:style-name="P10"><text:span text:style-name="Strong_20_Emphasis"><text:span text:style-name="T13">Le programme doit </text:span></text:span><text:span text:style-name="Strong_20_Emphasis"><text:span text:style-name="T14">pouvoir transformer le mot initiale en une chaîne de caractère de bonne longueur composé</text:span></text:span><text:span text:style-name="Strong_20_Emphasis"><text:span text:style-name="T15">e de «_».</text:span></text:span></text:p>
        </text:list-item>
        <text:list-item>
          <text:p text:style-name="P11"><text:span text:style-name="Strong_20_Emphasis"><text:span text:style-name="T15">Le programme doit </text:span></text:span><text:span text:style-name="Strong_20_Emphasis"><text:span text:style-name="T17">pouvoir </text:span></text:span><text:span text:style-name="Strong_20_Emphasis"><text:span text:style-name="T14">détecter</text:span></text:span><text:span text:style-name="Strong_20_Emphasis"><text:span text:style-name="T11"> </text:span></text:span><text:span text:style-name="Strong_20_Emphasis"><text:span text:style-name="T12">si la saisie du second joueur est un mot ou un caractère. </text:span></text:span></text:p>
        </text:list-item>
        <text:list-item>
          <text:p text:style-name="P10"><text:span text:style-name="Strong_20_Emphasis"><text:span text:style-name="T15">Le </text:span></text:span><text:span text:style-name="Strong_20_Emphasis"><text:span text:style-name="T16">p</text:span></text:span><text:span text:style-name="Strong_20_Emphasis"><text:span text:style-name="T15">rogramme doit pouvoir propos</text:span></text:span><text:span text:style-name="Strong_20_Emphasis"><text:span text:style-name="T14">é </text:span></text:span><text:span text:style-name="Strong_20_Emphasis"><text:span text:style-name="T15">une forme visuel de l’avanc</text:span></text:span><text:span text:style-name="Strong_20_Emphasis"><text:span text:style-name="T14">é </text:span></text:span><text:span text:style-name="Strong_20_Emphasis"><text:span text:style-name="T15">du jeu en compl</text:span></text:span><text:span text:style-name="Strong_20_Emphasis"><text:span text:style-name="T14">é</text:span></text:span><text:span text:style-name="Strong_20_Emphasis"><text:span text:style-name="T15">tant </text:span></text:span><text:span text:style-name="Strong_20_Emphasis"><text:span text:style-name="T16">les caractères déjà découvert.</text:span></text:span></text:p>
        </text:list-item>
        <text:list-item>
          <text:p text:style-name="P12">Le programme doit être réutilisable et facilement compréhensible.</text:p>
        </text:list-item>
      </text:list>
      <text:p text:style-name="P4"><draw:line text:anchor-type="paragraph" draw:z-index="2" draw:name="Ligne horizontale 3" draw:style-name="gr1" draw:text-style-name="P18" svg:x1="0.139cm" svg:y1="0.467cm" svg:x2="17.363cm" svg:y2="0.467cm"><text:p text:style-name="P18"/><text:p text:style-name="P18"/><text:p text:style-name="P18"/><text:p text:style-name="P18"/><text:p text:style-name="P18"/><text:p text:style-name="P18"/><text:p text:style-name="P18"/><text:p text:style-name="P18"/></draw:line></text:p>
      <text:h text:style-name="P3" text:outline-level="4"><text:span text:style-name="T4">2</text:span><text:span text:style-name="T1">. Logique et Fonctionnement du Programme</text:span></text:h>
      <text:list xml:id="list3232909990" text:style-name="L2">
        <text:list-item>
          <text:p text:style-name="P16"><text:span text:style-name="Strong_20_Emphasis"><text:span text:style-name="T5">Initialisation :</text:span></text:span></text:p>
        </text:list-item>
      </text:list>
      <text:p text:style-name="P6">Le programme commence par l'initialisation des variables nécessaires : </text:p>
      <text:list text:style-name="L3">
        <text:list-item>
          <text:p text:style-name="P13"><text:soft-page-break/>WordToFind = mot saisi par le premier utilisateur</text:p>
        </text:list-item>
        <text:list-item>
          <text:p text:style-name="P14">CurrentWord = Mot en cours</text:p>
        </text:list-item>
        <text:list-item>
          <text:p text:style-name="P14">UserTest = Essai de l’utilisateur</text:p>
        </text:list-item>
        <text:list-item>
          <text:p text:style-name="P14">counter = Nombre d’essais avant la fin de la partie</text:p>
        </text:list-item>
        <text:list-item>
          <text:p text:style-name="P15">Win = <text:span text:style-name="T18">Le jeu est-il gagner ? (bool)</text:span></text:p>
          <text:p text:style-name="P15"/>
        </text:list-item>
      </text:list>
      <text:list text:continue-list="list3232909990" text:style-name="L2">
        <text:list-item>
          <text:p text:style-name="P17"><text:span text:style-name="Strong_20_Emphasis"><text:span text:style-name="T19">Dérouler du programm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ouble_20_Dash_20_Dot_20_Dot_20__28_Rounded_29_" draw:display-name="Double Dash Dot Dot (Rounded)" draw:style="round" draw:dots1="1" draw:dots1-length="701%" draw:dots2="2" draw:dots2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16:36:28.767000000</meta:creation-date>
    <dc:date>2024-07-15T19:41:25.283000000</dc:date>
    <meta:editing-duration>PT1H17M35S</meta:editing-duration>
    <meta:editing-cycles>12</meta:editing-cycles>
    <meta:generator>LibreOffice/7.6.7.2$Windows_X86_64 LibreOffice_project/dd47e4b30cb7dab30588d6c79c651f218165e3c5</meta:generator>
    <meta:document-statistic meta:table-count="1" meta:image-count="0" meta:object-count="0" meta:page-count="2" meta:paragraph-count="19" meta:word-count="163" meta:character-count="941" meta:non-whitespace-character-count="798"/>
  </office:meta>
</office:document-meta>
</file>